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start" style:justify-single-word="false"/>
      <style:text-properties officeooo:paragraph-rsid="000d0d3a"/>
    </style:style>
    <style:style style:name="P2" style:family="paragraph" style:parent-style-name="Standard">
      <style:paragraph-properties fo:line-height="150%" fo:text-align="start" style:justify-single-word="false"/>
      <style:text-properties officeooo:paragraph-rsid="0012c1d8"/>
    </style:style>
    <style:style style:name="P3" style:family="paragraph" style:parent-style-name="Standard">
      <style:paragraph-properties fo:line-height="150%" fo:text-align="center" style:justify-single-word="false"/>
      <style:text-properties style:text-underline-style="solid" style:text-underline-width="auto" style:text-underline-color="font-color" officeooo:rsid="000d0d3a" officeooo:paragraph-rsid="000d0d3a"/>
    </style:style>
    <style:style style:name="P4" style:family="paragraph" style:parent-style-name="Standard">
      <style:paragraph-properties fo:line-height="150%" fo:text-align="start" style:justify-single-word="false"/>
      <style:text-properties officeooo:rsid="000efd66" officeooo:paragraph-rsid="000fb277"/>
    </style:style>
    <style:style style:name="P5" style:family="paragraph" style:parent-style-name="Standard">
      <style:paragraph-properties fo:line-height="150%" fo:text-align="start" style:justify-single-word="false"/>
      <style:text-properties officeooo:rsid="000fb277" officeooo:paragraph-rsid="000fb8ec"/>
    </style:style>
    <style:style style:name="P6" style:family="paragraph" style:parent-style-name="Standard">
      <style:paragraph-properties fo:line-height="150%" fo:text-align="start" style:justify-single-word="false"/>
      <style:text-properties officeooo:rsid="000fb277" officeooo:paragraph-rsid="0011a8d9"/>
    </style:style>
    <style:style style:name="P7" style:family="paragraph" style:parent-style-name="Standard">
      <style:paragraph-properties fo:line-height="150%" fo:text-align="start" style:justify-single-word="false"/>
      <style:text-properties style:text-underline-style="none" officeooo:rsid="000efd66" officeooo:paragraph-rsid="001b0453"/>
    </style:style>
    <style:style style:name="P8" style:family="paragraph" style:parent-style-name="Standard">
      <style:paragraph-properties fo:line-height="150%" fo:text-align="start" style:justify-single-word="false"/>
      <style:text-properties style:text-underline-style="none" officeooo:rsid="000d0d3a" officeooo:paragraph-rsid="0014a409"/>
    </style:style>
    <style:style style:name="P9" style:family="paragraph" style:parent-style-name="Standard">
      <style:paragraph-properties fo:line-height="150%" fo:text-align="start" style:justify-single-word="false"/>
      <style:text-properties style:text-underline-style="none" officeooo:rsid="000d0d3a" officeooo:paragraph-rsid="00191e11"/>
    </style:style>
    <style:style style:name="P10" style:family="paragraph" style:parent-style-name="Standard">
      <style:paragraph-properties fo:line-height="150%" fo:text-align="start" style:justify-single-word="false"/>
      <style:text-properties officeooo:rsid="000efd66" officeooo:paragraph-rsid="0017d1af"/>
    </style:style>
    <style:style style:name="P11" style:family="paragraph" style:parent-style-name="Standard">
      <style:paragraph-properties fo:line-height="150%" fo:text-align="start" style:justify-single-word="false"/>
      <style:text-properties officeooo:rsid="000fb277" officeooo:paragraph-rsid="0011a8d9"/>
    </style:style>
    <style:style style:name="T1" style:family="text">
      <style:text-properties fo:language="en" fo:country="none"/>
    </style:style>
    <style:style style:name="T2" style:family="text">
      <style:text-properties fo:language="en" fo:country="none" style:text-underline-style="none" officeooo:rsid="0012c1d8"/>
    </style:style>
    <style:style style:name="T3" style:family="text">
      <style:text-properties style:text-underline-style="none"/>
    </style:style>
    <style:style style:name="T4" style:family="text">
      <style:text-properties style:text-underline-style="none" officeooo:rsid="000d0d3a"/>
    </style:style>
    <style:style style:name="T5" style:family="text">
      <style:text-properties style:text-underline-style="none" officeooo:rsid="000efd66"/>
    </style:style>
    <style:style style:name="T6" style:family="text">
      <style:text-properties style:text-underline-style="none" officeooo:rsid="000fb277"/>
    </style:style>
    <style:style style:name="T7" style:family="text">
      <style:text-properties style:text-underline-style="none" officeooo:rsid="000fb8ec"/>
    </style:style>
    <style:style style:name="T8" style:family="text">
      <style:text-properties style:text-underline-style="none" officeooo:rsid="0011a8d9"/>
    </style:style>
    <style:style style:name="T9" style:family="text">
      <style:text-properties style:text-underline-style="none" officeooo:rsid="0012c1d8"/>
    </style:style>
    <style:style style:name="T10" style:family="text">
      <style:text-properties style:text-underline-style="none" officeooo:rsid="001607d3"/>
    </style:style>
    <style:style style:name="T11" style:family="text">
      <style:text-properties style:text-underline-style="none" officeooo:rsid="0017d1af"/>
    </style:style>
    <style:style style:name="T12" style:family="text">
      <style:text-properties style:text-underline-style="none" officeooo:rsid="001b0453"/>
    </style:style>
    <style:style style:name="T13" style:family="text">
      <style:text-properties style:text-underline-style="none" officeooo:rsid="001bedba"/>
    </style:style>
    <style:style style:name="T14" style:family="text">
      <style:text-properties style:text-underline-style="none" officeooo:rsid="001c1eea"/>
    </style:style>
    <style:style style:name="T15" style:family="text">
      <style:text-properties style:text-underline-style="none" officeooo:rsid="001d29c4"/>
    </style:style>
    <style:style style:name="T16" style:family="text">
      <style:text-properties style:text-underline-style="none" officeooo:rsid="001d6d03"/>
    </style:style>
    <style:style style:name="T17" style:family="text">
      <style:text-properties officeooo:rsid="0014a409"/>
    </style:style>
    <style:style style:name="T18" style:family="text">
      <style:text-properties style:text-position="super 58%" officeooo:rsid="0014a409"/>
    </style:style>
    <style:style style:name="T19" style:family="text">
      <style:text-properties officeooo:rsid="001607d3"/>
    </style:style>
    <style:style style:name="T20" style:family="text">
      <style:text-properties officeooo:rsid="0017d1af"/>
    </style:style>
    <style:style style:name="T21" style:family="text">
      <style:text-properties officeooo:rsid="001b04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r. Resort Duty 2001 / Ma'tolist B'rakim</text:p>
      <text:p text:style-name="P8"><text:tab/><text:span text:style-name="T17">Uber-Soldat, that's what I dare call myself nowadays. A super soldier that fell asleep on the tracks of an APC. I also fell asleep during the first Chalamish / Newe Tsur line when I was the live ammunition backup. It became rather boring during a riot. Eliran “Seneh” Cohen from my own draft period, and Eldar Priel (August '99), our Left'tenant at the time, were firing rubber slugs from the inside of an armoured vehicle. It didn't seem vital at the time that I'd keep myself awake for this stone parade.</text:span></text:p>
      <text:p text:style-name="P9"><text:tab/><text:span text:style-name="T17">After the line was over, we had some basic crew, platoon &amp; battery training. When these few “fun” weeks were over we were granted a surprise yearly mandatory resort vacation, at the amazing city of Ash'kelon. At the first day they told us there will be this stupid competition called Mr. Resort duty. I think I preferred to excel at the PC room in Unreal Tournament but Stav Habibi (March '00) was in my opinion the best player. But possibly I say that now, because I envied his ability to disappear into the shadows, like a fucking cyborg ninja. He was always being forgotten. For some reason, I did not enjoy this privilege anymore. </text:span></text:p>
      <text:p text:style-name="P8"><text:tab/>I'm not sure how they managed to convince me to do it. I remember telling Ori Fingerer I might do it, but I never thought I really do it. He was posted on the kit-bags watch, and I was trying to ease up <text:span text:style-name="T17">on my fellow Nov '00 </text:span>this post during what should have been our one-time resort duty week. <text:span text:style-name="T17">I</text:span>t would recur <text:span text:style-name="T17">about a year later in Ginossar and a 3</text:span><text:span text:style-name="T18">rd</text:span><text:span text:style-name="T17"> time at Ash'kelon again</text:span>. I think Daren <text:span text:style-name="T21">Rosovsky (March '99) </text:span>put me up to this, believing in my dark side powers. They said a Nov <text:span text:style-name="T17">'</text:span>98 named Margolis would be put up to the test against his will as it had happened once or twice before, but being a Lamed Alef, he had the privilege of skipping this humiliating competition altogether.</text:p>
      <text:p text:style-name="P1"><text:span text:style-name="T4"><text:tab/>Just for the sake of clarity, for those who have not served in the IDF, or those who did not had a combat service and used other naming convention for s</text:span><text:span text:style-name="T1">eniority</text:span><text:span text:style-name="T4"> in the IDF. No one considers their boot camp plus professional course in this 4 months graph. Each four months period afterwards is known as </text:span><text:span text:style-name="T16">follows</text:span><text:span text:style-name="T4">: Chong Lemon, Chong, youngster, young, </text:span><text:span text:style-name="T10">young adult,</text:span><text:span text:style-name="T4"> adult, Lamed Alef (before last draft period), Mem Alef (last draft period). The story I'm about to </text:span><text:span text:style-name="T12">unfold</text:span><text:span text:style-name="T4"> happened to </text:span><text:span text:style-name="T12">this</text:span><text:span text:style-name="T4"> uber-soldat during his Chong Lemon draft period, meaning fresh from the meat grinder but as green as could be.</text:span></text:p>
      <text:p text:style-name="P1"><text:span text:style-name="T4"><text:tab/></text:span><text:span text:style-name="T10">T</text:span><text:span text:style-name="T4">he draft-period specific platoon comprised at the time of Nov </text:span><text:span text:style-name="T10">'0</text:span><text:span text:style-name="T4">0 corpses </text:span><text:span text:style-name="T10">couldn't quite enjoy my moment of triumph</text:span><text:span text:style-name="T4">. They too joined us </text:span><text:span text:style-name="T9">for</text:span><text:span text:style-name="T4"> </text:span><text:span text:style-name="T10">a </text:span><text:span text:style-name="T4">day </text:span><text:span text:style-name="T10">or two </text:span><text:span text:style-name="T4">after the “event”, but they were too tired to hear of my heroics when they were doing guard and kitchen duties at the Battalion camp in Ramat Ha'Golan. </text:span><text:span text:style-name="T10">I remember that Lirit nearly listened, but I guess that sparing the girls of Nov '00 our room didn't g</text:span><text:span text:style-name="T14">i</text:span><text:span text:style-name="T10">ve me even her full attention. They couldn't know that when ShaiDi (Shai Diamant of Nov '98) came to ask me for our room key, <text:s/>I gladly spared it for them. While we were enjoying </text:span><text:span text:style-name="T14">ourselves by </text:span><text:span text:style-name="T12">sharing </text:span><text:span text:style-name="T10">a room filled with Nov '99 </text:span><text:span text:style-name="T12">who slept on their beds while we, the Chong Lemons had to </text:span><text:span text:style-name="T10">sleep </text:span><text:soft-page-break/><text:span text:style-name="T10">on the floor in sleeping bags. It was quite respectable to share a room with my “fathers”. </text:span><text:span text:style-name="T5">I cannot blame </text:span><text:span text:style-name="T10">the draft period specific platoon</text:span><text:span text:style-name="T5"> today, after doing three-</text:span><text:span text:style-name="T9">four</text:span><text:span text:style-name="T5"> consecutive draft periods in the same manner shortly afterwards. </text:span></text:p>
      <text:p text:style-name="P7"><text:tab/>So Daren convinced me to participate in this Mr. Resort duty 2001 competition. I don't know why I agreed. I never stood on a stage since elementary school, and they also had Andy Carey with me. <text:span text:style-name="T21">An </text:span>August <text:span text:style-name="T21">'0</text:span>0 draft period that just fell from NCOs course or whatever. Andy <text:span text:style-name="T19">that was also known as the Albanian refugee or from the Green Chinchilla's team of Launcheroids. At this point you might ask yourself what is a Launcheroid? Well they put the smarter people on the fire control APCs, but someone had to drive and activate the FCS (Fire Control System) of the launcher vehicle.</text:span></text:p>
      <text:p text:style-name="P7"><text:span text:style-name="T19"><text:tab/>Andy was also on the team that let some bastard division commander press the arm and the fire buttons of the launcher of a cast-laden warhead just before he finished his official military service duty. Andy said the bastard pushed the buttons, but never helped in the post firing clean-up duty. It was a weekly thing, but much much worse after a firing cycle.</text:span> <text:span text:style-name="T19">At any rate Andy </text:span>was also rumoured to be the lead candidate to replace the legendary Shaul Zemel (August <text:span text:style-name="T19">'</text:span>98 draft period) as the Battery Mascot. <text:span text:style-name="T21">In fact I don't recall there was any hint that a certain Nov '00 Chong Lemon was also a valid candidate. </text:span>I thought <text:span text:style-name="T20">to myself</text:span>, fine, if I'll do this, Andy will win, becomes the new Battery Mascot and I'll return to the shadows from whence I came. <text:span text:style-name="T20">Surely I was deeply mistaken in that regard.</text:span></text:p>
      <text:p text:style-name="P10"><text:span text:style-name="T3"><text:tab/></text:span><text:span text:style-name="T6">The event started, </text:span><text:span text:style-name="T11">not long after</text:span><text:span text:style-name="T6"> Daren pulled the Dark-side out of me just minutes before. I used to play RD&amp;D, but my crowds were much smaller and the stage was the </text:span><text:span text:style-name="T11">grove</text:span><text:span text:style-name="T6"> of Park Ha'yarkon. I was pitted there on the stage with Shaul Zemel's successor Andy Carey, and three other maintenance NCOs, one from our own Battalion, and two from other mobile infantry battalions I suppose. The host was in a mood to make fun of the candidates, as this event was mainly for the crowd's own entertainment. </text:span><text:span text:style-name="T13">This type of event was not intended for high intelligence crowds or participants for that matter. </text:span><text:span text:style-name="T6">So of course when he heard that I'm originally from Ramat Ha'Sharon – he assumed I'm rich and he said to the crowd while mimicking me: “My father bought me a car.” To which my immediate response was raising the plastic chair that I sat upon as if to throw at his head. I think the crowd was overjoy</text:span><text:span text:style-name="T9">ed</text:span><text:span text:style-name="T6"> by this gesture that the host probably missed.</text:span></text:p>
      <text:p text:style-name="P10"><text:span text:style-name="T6"><text:tab/>It might have been just seconds after I lost in a game of Musical chairs, which I tried r</text:span><text:span text:style-name="T9">e</text:span><text:span text:style-name="T6">ally hard to cling to the last chair. </text:span><text:span text:style-name="T13">O</text:span><text:span text:style-name="T6">ne of the maintenance NCOs managed to grab </text:span><text:span text:style-name="T13">it </text:span><text:span text:style-name="T6">in the last second, so we had to fight over it. </text:span><text:span text:style-name="T13">H</text:span><text:span text:style-name="T6">e was just as violent as me for not letting go. </text:span><text:span text:style-name="T11">I literally hung to the chair using both my arms and legs to grapple the chair as well as I could manage. He </text:span><text:span text:style-name="T9">sw</text:span><text:span text:style-name="T11">un</text:span><text:span text:style-name="T9">g me from one side to the other until we were called off and I let him have </text:span><text:span text:style-name="T11">this minor victory</text:span><text:span text:style-name="T6">. </text:span><text:span text:style-name="T13">At first I was somewhat down for giving the bastard the victory. But apparently it does matter who have the final laughter at the other's </text:span><text:soft-page-break/><text:span text:style-name="T13">expanse.</text:span></text:p>
      <text:p text:style-name="P4"><text:span text:style-name="T6"><text:tab/>The main event that scored me much points and the crowd</text:span><text:span text:style-name="T9">'</text:span><text:span text:style-name="T6">s attention was a kissing contest.</text:span></text:p>
      <text:p text:style-name="P2"><text:span text:style-name="T6">We were supposed to run to the crowd and kiss girls. </text:span><text:span text:style-name="T13">So far so good. </text:span><text:span text:style-name="T6">The scoring was 1 for a kiss on the </text:span><text:span text:style-name="T9">c</text:span><text:span text:style-name="T2">heek</text:span><text:span text:style-name="T6">. 2 for a kiss on the mouth. And 5 for a kiss on the butt. Yep. I was the fourth contestant, and the three who came before me ran to the crowd and managed to kiss 7-8 girls on the c</text:span><text:span text:style-name="T9">hee</text:span><text:span text:style-name="T6">k. I knew I needed to upstage them somehow. Luckily on the front row to the left, there were sitting two girls then a gu</text:span><text:span text:style-name="T9">y</text:span><text:span text:style-name="T6"> then another girl. When he started my time, I ran and crept under their s</text:span><text:span text:style-name="T11">eat</text:span><text:span text:style-name="T6">s, and supposedly kissed their butts, but actually only the chairs. I skipped the chair of the guy, </text:span><text:span text:style-name="T13">naturally,</text:span><text:span text:style-name="T6"> and that is how my initial score of 20 was reduced to 15, which was fine by me, because the second I crept under the chairs I heard the crowd goes nuts for me.</text:span></text:p>
      <text:p text:style-name="P5"><text:span text:style-name="T3"><text:tab/>The fifth contestant probably took a similar approach, but the initial “smart-ass” (pun intended) approach was mine. The deciding vote </text:span><text:span text:style-name="T13">of the entire contest </text:span><text:span text:style-name="T3">was according to the crowds' judgment and both me and Andy Carey were tied. </text:span><text:span text:style-name="T7">The crowd was mostly our own battalion, and most of it Battery B. </text:span><text:span text:style-name="T13">Or at least it was thus in the front rows.</text:span><text:span text:style-name="T7"> So before another crowd checking was initiated. I commenced some weird oriental sitting and chanting, to which the other 4 contestants took their chairs away from me. I </text:span><text:span text:style-name="T13">firmly believe </text:span><text:span text:style-name="T7">this what gave me the victory. By this time the host forgot my name, so he asked what was my name again. I said: “Doron Volkovich, Ma'tolist B'rakim.” </text:span></text:p>
      <text:p text:style-name="P6"><text:span text:style-name="T7"><text:tab/>I was at the time the only one from my Battery with the M-203 grenade launcher, since Yoav Zinger needed to return his own for the H</text:span><text:span text:style-name="T8">umvee</text:span><text:span text:style-name="T7">-Vehicle </text:span><text:span text:style-name="T8">course. Then later that night or maybe the next night </text:span><text:span text:style-name="T9">w</text:span><text:span text:style-name="T8">e went to meet for the last time the March </text:span><text:span text:style-name="T11">'</text:span><text:span text:style-name="T8">98 draft period in their goodbye banquet called a draft period</text:span><text:span text:style-name="T9">'s</text:span><text:span text:style-name="T7"> “</text:span><text:span text:style-name="T8">Prisah”. In their event the Battery announced me as the new successor to Shaul Zemel as Battery Mascot. I thought Andy Carey would hate me for this, but we actually became good friends </text:span><text:span text:style-name="T11">following</text:span><text:span text:style-name="T8"> this event. </text:span><text:span text:style-name="T13">Also Roey Gavish (August '00) started to respect me afterwards. This meant quite a lot from someone who did not even want to know my name when he just met me. He didn't want to fraternize with a Nov '00 Chong Lemon. </text:span><text:span text:style-name="T8">The Battery members there tried to chant my name, but five syllables for both first and last name is probably a bit too much to chant, but they gave their best effort.</text:span></text:p>
      <text:p text:style-name="P6"><text:span text:style-name="T8"><text:tab/>At </text:span><text:span text:style-name="T15">the </text:span><text:span text:style-name="T11">second </text:span><text:span text:style-name="T8">Chalamish / Yad-Yair outpost line, our main battery first sergeant asked </text:span><text:span text:style-name="T9">a </text:span><text:span text:style-name="T8">band </text:span><text:span text:style-name="T9">who came at one point to entertain us during the line </text:span><text:span text:style-name="T8">to dedicate a song for me. I supposedly joined them for that song, playing on my M-203 as if it was a guitar, but most of their other songs were really not my cup of tea, </text:span><text:span text:style-name="T9">so I kept my distance as well as I could</text:span><text:span text:style-name="T8">. To this day there are some officers who calls me in Reserve duty Ma'tolist B'rakim.</text:span><text:span text:style-name="T3"> </text:span><text:span text:style-name="T8">I tried again in August </text:span><text:span text:style-name="T11">'</text:span><text:span text:style-name="T8">02 this shenanigan at our Ginosar Resort duty, but to no avail. That time I only made a fool of myself, without winning the competition. </text:span><text:span text:style-name="T11">I was able to skip it altogether in the final resort duty, since I was Lamed Alef or Mem Alef, so I was entitled </text:span><text:soft-page-break/><text:span text:style-name="T11">to a certain degree of privacy, that usually comes with this senior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meta:initial-creator>
    <meta:creation-date>2013-12-28T12:59:19.736906761</meta:creation-date>
    <dc:date>2014-01-08T01:31:03.006822753</dc:date>
    <dc:creator>OoZooL </dc:creator>
    <meta:editing-duration>P2DT23H51M21S</meta:editing-duration>
    <meta:editing-cycles>12</meta:editing-cycles>
    <meta:generator>LibreOffice/4.1.3.2$Linux_X86_64 LibreOffice_project/410$Build-2</meta:generator>
    <meta:printed-by>OoZooL </meta:printed-by>
    <meta:print-date>2014-01-05T03:24:27.601929209</meta:print-date>
    <meta:document-statistic meta:table-count="0" meta:image-count="0" meta:object-count="0" meta:page-count="4" meta:paragraph-count="15" meta:word-count="1782" meta:character-count="9571" meta:non-whitespace-character-count="7786"/>
  </office:meta>
</office:document-meta>
</file>